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79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04cm" svg:height="6.667cm" svg:x="1.596cm" svg:y="1.73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8.217cm" svg:height="1.045cm" svg:x="12.4cm" svg:y="0.955cm">
          <draw:text-box>
            <text:p><text:span text:style-name="T1">Tableau de Bord</text:span></text:p>
          </draw:text-box>
        </draw:frame>
        <draw:frame draw:style-name="gr1" draw:text-style-name="P1" draw:layer="layout" svg:width="13.602cm" svg:height="6.58cm" svg:x="14.7cm" svg:y="1.7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4.047cm" svg:height="6.353cm" svg:x="1.553cm" svg:y="8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2.801cm" svg:height="6.853cm" svg:x="15.299cm" svg:y="8.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layer="layout" svg:width="15.044cm" svg:height="2.709cm" svg:x="1.756cm" svg:y="15.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layer="layout" svg:width="10.631cm" svg:height="3.161cm" svg:x="16.969cm" svg:y="15.13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Rispal</meta:initial-creator>
    <meta:creation-date>2015-01-27T12:35:17.67</meta:creation-date>
    <dc:date>2015-01-27T12:40:12.38</dc:date>
    <dc:creator>Simon Rispal</dc:creator>
    <meta:editing-duration>PT4M55S</meta:editing-duration>
    <meta:editing-cycles>1</meta:editing-cycles>
    <meta:document-statistic meta:object-count="7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8cm" xlink:href="." xlink:type="simple" chart:class="chart:line" chart:style-name="ch1">
        <chart:title svg:x="3.531cm" svg:y="0.089cm" chart:style-name="ch2">
          <text:p>progression prévue et effective</text:p>
        </chart:title>
        <chart:legend svg:x="1.242cm" svg:y="0.907cm" style:legend-expansion="custom" chartooo:width="4.405cm" chartooo:height="1.946cm" style:legend-expansion-aspect-ratio="2.26361767728674" chart:style-name="ch3"/>
        <chart:plot-area chart:style-name="ch4" chart:data-source-has-labels="both" svg:x="0.514cm" svg:y="0.692cm" svg:width="12.37cm" svg:height="5.699cm">
          <chartooo:coordinate-region svg:x="1.241cm" svg:y="0.905cm" svg:width="11.643cm" svg:height="4.8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99559471365639">
                <text:p>0.299559471365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3cm" svg:height="6.581cm" xlink:href="." xlink:type="simple" chart:class="chart:line" chart:style-name="ch1">
        <chart:title svg:x="-0.407cm" svg:y="0.267cm" chart:style-name="ch2">
          <text:p>nombre d'heure réalisée et nombre d'heures estimée en fonction du temps</text:p>
        </chart:title>
        <chart:legend svg:x="1.42cm" svg:y="1.388cm" style:legend-expansion="custom" chartooo:width="3.525cm" chartooo:height="1.434cm" style:legend-expansion-aspect-ratio="2.4581589958159" chart:style-name="ch3"/>
        <chart:plot-area chart:style-name="ch4" chart:data-source-has-labels="both" svg:x="0.012cm" svg:y="0.971cm" svg:width="12.578cm" svg:height="5.175cm">
          <chartooo:coordinate-region svg:x="0.819cm" svg:y="1.184cm" svg:width="11.771cm" svg:height="4.28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268.5">
                <text:p>268.5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8cm" svg:height="6.354cm" xlink:href="." xlink:type="simple" chart:class="chart:bar" chart:style-name="ch1">
        <chart:title svg:x="2.947cm" svg:y="0.266cm" chart:style-name="ch2">
          <text:p>rendement horaire en fonction du temps </text:p>
        </chart:title>
        <chart:legend svg:x="2.26cm" svg:y="1.443cm" style:legend-expansion="custom" chartooo:width="2.894cm" chartooo:height="1.384cm" style:legend-expansion-aspect-ratio="2.09104046242775" chart:style-name="ch3"/>
        <chart:plot-area chart:style-name="ch4" chart:data-source-has-labels="both" svg:x="0.582cm" svg:y="0.664cm" svg:width="13.27cm" svg:height="5.755cm">
          <chartooo:coordinate-region svg:x="1.494cm" svg:y="0.876cm" svg:width="12.358cm" svg:height="4.8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.368715083798883">
                <text:p>0.368715083798883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table:style-name="Default"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16"/>
          <table:table-cell office:value-type="string">
            <text:p>livrables </text:p>
          </table:table-cell>
          <table:table-cell table:style-name="Default" office:value-type="string">
            <text:p>état </text:p>
          </table:table-cell>
          <table:table-cell office:value-type="string">
            <text:p>livré </text:p>
          </table:table-cell>
          <table:table-cell table:style-name="Default" office:value-type="string">
            <text:p>date de livraison </text:p>
          </table:table-cell>
        </table:table-row>
        <table:table-row table:style-name="ro1">
          <table:table-cell table:number-columns-repeated="16"/>
          <table:table-cell office:value-type="string">
            <text:p>dossier d’initialisation 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9">
            <text:p>19/12/14</text:p>
          </table:table-cell>
        </table:table-row>
        <table:table-row table:style-name="ro1">
          <table:table-cell table:number-columns-repeated="16"/>
          <table:table-cell office:value-type="string">
            <text:p>PAQ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table:number-columns-repeated="16"/>
          <table:table-cell office:value-type="string">
            <text:p>Dossier d'EB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13">
            <text:p>13/01/15</text:p>
          </table:table-cell>
        </table:table-row>
        <table:table-row table:style-name="ro1">
          <table:table-cell table:number-columns-repeated="16"/>
          <table:table-cell office:value-type="string">
            <text:p>Dossier de solution 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23">
            <text:p>23/01/15</text:p>
          </table:table-cell>
        </table:table-row>
        <table:table-row table:style-name="ro1">
          <table:table-cell table:number-columns-repeated="16"/>
          <table:table-cell office:value-type="string">
            <text:p>Dossier de choix</text:p>
          </table:table-cell>
          <table:table-cell office:value-type="string">
            <text:p>terminé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  <table:table-row table:style-name="ro1">
          <table:table-cell table:number-columns-repeated="16"/>
          <table:table-cell office:value-type="string">
            <text:p>bilan du projet <text:s/></text:p>
          </table:table-cell>
          <table:table-cell office:value-type="string">
            <text:p>terminé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